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2d7d6" officeooo:paragraph-rsid="0002d7d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513cc" officeooo:paragraph-rsid="000513c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96caf" officeooo:paragraph-rsid="00096caf" style:font-weight-asian="bold" style:font-weight-complex="bold"/>
    </style:style>
    <style:style style:name="P4" style:family="paragraph" style:parent-style-name="Standard">
      <style:text-properties style:text-underline-style="none" fo:font-weight="normal" officeooo:rsid="0002d7d6" officeooo:paragraph-rsid="0002d7d6" style:font-weight-asian="normal" style:font-weight-complex="normal"/>
    </style:style>
    <style:style style:name="P5" style:family="paragraph" style:parent-style-name="Standard">
      <style:text-properties style:text-underline-style="none" fo:font-weight="normal" officeooo:rsid="000388eb" officeooo:paragraph-rsid="000388eb" style:font-weight-asian="normal" style:font-weight-complex="normal"/>
    </style:style>
    <style:style style:name="P6" style:family="paragraph" style:parent-style-name="Standard">
      <style:text-properties style:text-underline-style="none" fo:font-weight="normal" officeooo:rsid="00096caf" officeooo:paragraph-rsid="00096caf" style:font-weight-asian="normal" style:font-weight-complex="normal"/>
    </style:style>
    <style:style style:name="P7" style:family="paragraph" style:parent-style-name="Standard">
      <style:text-properties style:text-underline-style="none" fo:font-weight="normal" officeooo:rsid="000513cc" officeooo:paragraph-rsid="000513cc" style:font-weight-asian="normal" style:font-weight-complex="normal"/>
    </style:style>
    <style:style style:name="P8" style:family="paragraph" style:parent-style-name="Standard">
      <style:text-properties style:text-underline-style="none" fo:font-weight="normal" officeooo:rsid="0006c82e" officeooo:paragraph-rsid="000513cc" style:font-weight-asian="normal" style:font-weight-complex="normal"/>
    </style:style>
    <style:style style:name="P9" style:family="paragraph" style:parent-style-name="Standard">
      <style:text-properties style:text-underline-style="none" fo:font-weight="normal" officeooo:rsid="002e9403" officeooo:paragraph-rsid="002e9403" style:font-weight-asian="normal" style:font-weight-complex="normal"/>
    </style:style>
    <style:style style:name="P10" style:family="paragraph" style:parent-style-name="Standard">
      <style:text-properties officeooo:paragraph-rsid="000513cc"/>
    </style:style>
    <style:style style:name="P11" style:family="paragraph" style:parent-style-name="Standard" style:list-style-name="L1">
      <style:text-properties officeooo:paragraph-rsid="00301058"/>
    </style:style>
    <style:style style:name="P12" style:family="paragraph" style:parent-style-name="Standard" style:list-style-name="L1">
      <style:text-properties officeooo:paragraph-rsid="00312a84"/>
    </style:style>
    <style:style style:name="P13" style:family="paragraph" style:parent-style-name="Standard" style:list-style-name="L1">
      <style:text-properties officeooo:paragraph-rsid="00413546"/>
    </style:style>
    <style:style style:name="P14" style:family="paragraph" style:parent-style-name="Standard" style:list-style-name="L1">
      <style:text-properties officeooo:paragraph-rsid="002e9403"/>
    </style:style>
    <style:style style:name="P15" style:family="paragraph" style:parent-style-name="Standard" style:list-style-name="L1">
      <style:text-properties officeooo:paragraph-rsid="00447f22"/>
    </style:style>
    <style:style style:name="P16" style:family="paragraph" style:parent-style-name="Standard" style:list-style-name="L1">
      <style:text-properties officeooo:paragraph-rsid="00383747"/>
    </style:style>
    <style:style style:name="P17" style:family="paragraph" style:parent-style-name="Standard" style:list-style-name="L1">
      <style:text-properties officeooo:paragraph-rsid="003b20ef"/>
    </style:style>
    <style:style style:name="P18" style:family="paragraph" style:parent-style-name="Standard" style:list-style-name="L1">
      <style:text-properties officeooo:paragraph-rsid="0031f9c1"/>
    </style:style>
    <style:style style:name="P19" style:family="paragraph" style:parent-style-name="Standard" style:list-style-name="L1">
      <style:text-properties officeooo:paragraph-rsid="0033589e"/>
    </style:style>
    <style:style style:name="P20" style:family="paragraph" style:parent-style-name="Standard" style:list-style-name="L1">
      <style:text-properties officeooo:paragraph-rsid="004816ed"/>
    </style:style>
    <style:style style:name="P21" style:family="paragraph" style:parent-style-name="Standard" style:list-style-name="L1">
      <style:text-properties style:text-underline-style="none" fo:font-weight="normal" officeooo:rsid="002e9403" officeooo:paragraph-rsid="002e9403" style:font-weight-asian="normal" style:font-weight-complex="normal"/>
    </style:style>
    <style:style style:name="P22" style:family="paragraph" style:parent-style-name="Standard" style:list-style-name="L1">
      <style:text-properties style:text-underline-style="none" fo:font-weight="normal" officeooo:rsid="002ef079" officeooo:paragraph-rsid="002ef079" style:font-weight-asian="normal" style:font-weight-complex="normal"/>
    </style:style>
    <style:style style:name="P23" style:family="paragraph" style:parent-style-name="Standard" style:list-style-name="L1">
      <style:text-properties style:text-underline-style="none" fo:font-weight="normal" officeooo:rsid="002ef079" officeooo:paragraph-rsid="00301058" style:font-weight-asian="normal" style:font-weight-complex="normal"/>
    </style:style>
    <style:style style:name="P24" style:family="paragraph" style:parent-style-name="Standard" style:list-style-name="L1">
      <style:text-properties style:text-underline-style="none" fo:font-weight="normal" officeooo:rsid="002ef079" officeooo:paragraph-rsid="0031f9c1" style:font-weight-asian="normal" style:font-weight-complex="normal"/>
    </style:style>
    <style:style style:name="P25" style:family="paragraph" style:parent-style-name="Standard" style:list-style-name="L1">
      <style:text-properties style:text-underline-style="none" fo:font-weight="normal" officeooo:rsid="000d1b97" officeooo:paragraph-rsid="0031f9c1" style:font-weight-asian="normal" style:font-weight-complex="normal"/>
    </style:style>
    <style:style style:name="P26" style:family="paragraph" style:parent-style-name="Standard" style:list-style-name="L1">
      <style:text-properties style:text-underline-style="none" fo:font-weight="normal" officeooo:rsid="004242c3" officeooo:paragraph-rsid="004242c3" style:font-weight-asian="normal" style:font-weight-complex="normal"/>
    </style:style>
    <style:style style:name="P27" style:family="paragraph" style:parent-style-name="Standard" style:list-style-name="L1">
      <style:text-properties style:text-underline-style="none" fo:font-weight="normal" officeooo:rsid="002686cf" officeooo:paragraph-rsid="0031f9c1" style:font-weight-asian="normal" style:font-weight-complex="normal"/>
    </style:style>
    <style:style style:name="P28" style:family="paragraph" style:parent-style-name="Standard" style:list-style-name="L1">
      <style:text-properties style:text-underline-style="none" fo:font-weight="normal" officeooo:rsid="003c938b" officeooo:paragraph-rsid="003c938b" style:font-weight-asian="normal" style:font-weight-complex="normal"/>
    </style:style>
    <style:style style:name="P29" style:family="paragraph" style:parent-style-name="Standard" style:list-style-name="L1">
      <style:text-properties style:text-underline-style="none" fo:font-weight="normal" officeooo:rsid="000ec77d" officeooo:paragraph-rsid="0031f9c1" style:font-weight-asian="normal" style:font-weight-complex="normal"/>
    </style:style>
    <style:style style:name="P30" style:family="paragraph" style:parent-style-name="Standard" style:list-style-name="L1">
      <style:text-properties style:text-underline-style="none" fo:font-weight="normal" officeooo:rsid="0027ce50" officeooo:paragraph-rsid="0031f9c1" style:font-weight-asian="normal" style:font-weight-complex="normal"/>
    </style:style>
    <style:style style:name="P31" style:family="paragraph" style:parent-style-name="Standard" style:list-style-name="L1">
      <style:text-properties style:text-underline-style="none" fo:font-weight="normal" officeooo:rsid="00301058" officeooo:paragraph-rsid="00301058" style:font-weight-asian="normal" style:font-weight-complex="normal"/>
    </style:style>
    <style:style style:name="P32" style:family="paragraph" style:parent-style-name="Standard" style:list-style-name="L1">
      <style:text-properties style:text-underline-style="none" fo:font-weight="normal" officeooo:rsid="00301058" officeooo:paragraph-rsid="00447f22" style:font-weight-asian="normal" style:font-weight-complex="normal"/>
    </style:style>
    <style:style style:name="P33" style:family="paragraph" style:parent-style-name="Standard" style:list-style-name="L1">
      <style:text-properties style:text-underline-style="none" fo:font-weight="normal" officeooo:rsid="00301058" officeooo:paragraph-rsid="003c938b" style:font-weight-asian="normal" style:font-weight-complex="normal"/>
    </style:style>
    <style:style style:name="P34" style:family="paragraph" style:parent-style-name="Standard" style:list-style-name="L1">
      <style:text-properties style:text-underline-style="none" fo:font-weight="normal" officeooo:rsid="0039862f" officeooo:paragraph-rsid="0039862f" style:font-weight-asian="normal" style:font-weight-complex="normal"/>
    </style:style>
    <style:style style:name="P35" style:family="paragraph" style:parent-style-name="Standard" style:list-style-name="L1">
      <style:text-properties style:text-underline-style="none" fo:font-weight="normal" officeooo:rsid="0031f9c1" officeooo:paragraph-rsid="0031f9c1" style:font-weight-asian="normal" style:font-weight-complex="normal"/>
    </style:style>
    <style:style style:name="P36" style:family="paragraph" style:parent-style-name="Standard" style:list-style-name="L1">
      <style:text-properties style:text-underline-style="none" fo:font-weight="normal" officeooo:rsid="0031f9c1" officeooo:paragraph-rsid="003b20ef" style:font-weight-asian="normal" style:font-weight-complex="normal"/>
    </style:style>
    <style:style style:name="T1" style:family="text">
      <style:text-properties style:text-underline-style="none" fo:font-weight="normal" officeooo:rsid="000775aa" style:font-weight-asian="normal" style:font-weight-complex="normal"/>
    </style:style>
    <style:style style:name="T2" style:family="text">
      <style:text-properties style:text-underline-style="none" fo:font-weight="normal" officeooo:rsid="000513cc" style:font-weight-asian="normal" style:font-weight-complex="normal"/>
    </style:style>
    <style:style style:name="T3" style:family="text">
      <style:text-properties style:text-underline-style="none" fo:font-weight="normal" officeooo:rsid="0006c82e" style:font-weight-asian="normal" style:font-weight-complex="normal"/>
    </style:style>
    <style:style style:name="T4" style:family="text">
      <style:text-properties style:text-underline-style="none" fo:font-weight="normal" officeooo:rsid="00096caf" style:font-weight-asian="normal" style:font-weight-complex="normal"/>
    </style:style>
    <style:style style:name="T5" style:family="text">
      <style:text-properties style:text-underline-style="none" fo:font-weight="normal" officeooo:rsid="001080c2" style:font-weight-asian="normal" style:font-weight-complex="normal"/>
    </style:style>
    <style:style style:name="T6" style:family="text">
      <style:text-properties style:text-underline-style="none" fo:font-weight="normal" officeooo:rsid="00197fe8" style:font-weight-asian="normal" style:font-weight-complex="normal"/>
    </style:style>
    <style:style style:name="T7" style:family="text">
      <style:text-properties style:text-underline-style="none" fo:font-weight="normal" officeooo:rsid="000abf1b" style:font-weight-asian="normal" style:font-weight-complex="normal"/>
    </style:style>
    <style:style style:name="T8" style:family="text">
      <style:text-properties style:text-underline-style="none" fo:font-weight="normal" officeooo:rsid="001f8b89" style:font-weight-asian="normal" style:font-weight-complex="normal"/>
    </style:style>
    <style:style style:name="T9" style:family="text">
      <style:text-properties style:text-underline-style="none" fo:font-weight="normal" officeooo:rsid="002368a2" style:font-weight-asian="normal" style:font-weight-complex="normal"/>
    </style:style>
    <style:style style:name="T10" style:family="text">
      <style:text-properties style:text-underline-style="none" fo:font-weight="normal" officeooo:rsid="002e9403" style:font-weight-asian="normal" style:font-weight-complex="normal"/>
    </style:style>
    <style:style style:name="T11" style:family="text">
      <style:text-properties style:text-underline-style="none" fo:font-weight="normal" officeooo:rsid="002ef079" style:font-weight-asian="normal" style:font-weight-complex="normal"/>
    </style:style>
    <style:style style:name="T12" style:family="text">
      <style:text-properties style:text-underline-style="none" fo:font-weight="normal" officeooo:rsid="00301058" style:font-weight-asian="normal" style:font-weight-complex="normal"/>
    </style:style>
    <style:style style:name="T13" style:family="text">
      <style:text-properties style:text-underline-style="none" fo:font-weight="normal" officeooo:rsid="00355869" style:font-weight-asian="normal" style:font-weight-complex="normal"/>
    </style:style>
    <style:style style:name="T14" style:family="text">
      <style:text-properties style:text-underline-style="none" fo:font-weight="normal" officeooo:rsid="0036ae00" style:font-weight-asian="normal" style:font-weight-complex="normal"/>
    </style:style>
    <style:style style:name="T15" style:family="text">
      <style:text-properties style:text-underline-style="none" fo:font-weight="normal" officeooo:rsid="003b20ef" style:font-weight-asian="normal" style:font-weight-complex="normal"/>
    </style:style>
    <style:style style:name="T16" style:family="text">
      <style:text-properties style:text-underline-style="none" fo:font-weight="normal" officeooo:rsid="003c938b" style:font-weight-asian="normal" style:font-weight-complex="normal"/>
    </style:style>
    <style:style style:name="T17" style:family="text">
      <style:text-properties style:text-underline-style="none" fo:font-weight="normal" officeooo:rsid="00413546" style:font-weight-asian="normal" style:font-weight-complex="normal"/>
    </style:style>
    <style:style style:name="T18" style:family="text">
      <style:text-properties style:text-underline-style="none" fo:font-weight="normal" officeooo:rsid="004242c3" style:font-weight-asian="normal" style:font-weight-complex="normal"/>
    </style:style>
    <style:style style:name="T19" style:family="text">
      <style:text-properties style:text-underline-style="none" fo:font-weight="normal" officeooo:rsid="001faa5f" style:font-weight-asian="normal" style:font-weight-complex="normal"/>
    </style:style>
    <style:style style:name="T20" style:family="text">
      <style:text-properties style:text-underline-style="none" fo:font-weight="normal" officeooo:rsid="00312a84" style:font-weight-asian="normal" style:font-weight-complex="normal"/>
    </style:style>
    <style:style style:name="T21" style:family="text">
      <style:text-properties style:text-underline-style="none" fo:font-weight="normal" officeooo:rsid="000be7a6" style:font-weight-asian="normal" style:font-weight-complex="normal"/>
    </style:style>
    <style:style style:name="T22" style:family="text">
      <style:text-properties style:text-underline-style="none" fo:font-weight="normal" officeooo:rsid="00447f22" style:font-weight-asian="normal" style:font-weight-complex="normal"/>
    </style:style>
    <style:style style:name="T23" style:family="text">
      <style:text-properties style:text-underline-style="none" fo:font-weight="normal" officeooo:rsid="00456baf" style:font-weight-asian="normal" style:font-weight-complex="normal"/>
    </style:style>
    <style:style style:name="T24" style:family="text">
      <style:text-properties officeooo:rsid="00096caf"/>
    </style:style>
    <style:style style:name="T25" style:family="text">
      <style:text-properties officeooo:rsid="001e18b7"/>
    </style:style>
    <style:style style:name="T26" style:family="text">
      <style:text-properties officeooo:rsid="001d1002"/>
    </style:style>
    <style:style style:name="T27" style:family="text">
      <style:text-properties officeooo:rsid="001faa5f"/>
    </style:style>
    <style:style style:name="T28" style:family="text">
      <style:text-properties officeooo:rsid="000be7a6"/>
    </style:style>
    <style:style style:name="T29" style:family="text">
      <style:text-properties officeooo:rsid="0020c7ed"/>
    </style:style>
    <style:style style:name="T30" style:family="text">
      <style:text-properties officeooo:rsid="000d1b97"/>
    </style:style>
    <style:style style:name="T31" style:family="text">
      <style:text-properties officeooo:rsid="000fc640"/>
    </style:style>
    <style:style style:name="T32" style:family="text">
      <style:text-properties officeooo:rsid="000f9986"/>
    </style:style>
    <style:style style:name="T33" style:family="text">
      <style:text-properties officeooo:rsid="001411e1"/>
    </style:style>
    <style:style style:name="T34" style:family="text">
      <style:text-properties officeooo:rsid="00159b96"/>
    </style:style>
    <style:style style:name="T35" style:family="text">
      <style:text-properties officeooo:rsid="0017c025"/>
    </style:style>
    <style:style style:name="T36" style:family="text">
      <style:text-properties officeooo:rsid="001b1024"/>
    </style:style>
    <style:style style:name="T37" style:family="text">
      <style:text-properties officeooo:rsid="00197fe8"/>
    </style:style>
    <style:style style:name="T38" style:family="text">
      <style:text-properties officeooo:rsid="00249209"/>
    </style:style>
    <style:style style:name="T39" style:family="text">
      <style:text-properties officeooo:rsid="0027ce50"/>
    </style:style>
    <style:style style:name="T40" style:family="text">
      <style:text-properties officeooo:rsid="00383747"/>
    </style:style>
    <style:style style:name="T41" style:family="text">
      <style:text-properties officeooo:rsid="00391d35"/>
    </style:style>
    <style:style style:name="T42" style:family="text">
      <style:text-properties officeooo:rsid="0039862f"/>
    </style:style>
    <style:style style:name="T43" style:family="text">
      <style:text-properties officeooo:rsid="003b20ef"/>
    </style:style>
    <style:style style:name="T44" style:family="text">
      <style:text-properties officeooo:rsid="003c938b"/>
    </style:style>
    <style:style style:name="T45" style:family="text">
      <style:text-properties officeooo:rsid="00447f22"/>
    </style:style>
    <style:style style:name="T46" style:family="text">
      <style:text-properties officeooo:rsid="004816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tline</text:p>
      <text:p text:style-name="P9">I want to talk mostly about the game, tying in pieces of the past year where it’s appropriate</text:p>
      <text:p text:style-name="P4"/>
      <text:list xml:id="list3208429942" text:style-name="L1">
        <text:list-item>
          <text:p text:style-name="P21">My game-making journey</text:p>
          <text:list>
            <text:list-item>
              <text:p text:style-name="P22">left my job, started making games</text:p>
              <text:list>
                <text:list-item>
                  <text:p text:style-name="P23"><text:span text:style-name="T24">I chose to leave my job </text:span><text:span text:style-name="T25">in the summer of</text:span><text:span text:style-name="T24"> 2020. The predatory work environment and long hours were finally catching up to me, and </text:span><text:span text:style-name="T25">the pandemic was the last straw</text:span><text:span text:style-name="T24">. I had saved a </text:span><text:span text:style-name="T26">modest sum</text:span><text:span text:style-name="T24"> of money during my time there, and had the added benefit of splitting living expenses with my partner.</text:span></text:p>
                </text:list-item>
              </text:list>
            </text:list-item>
            <text:list-item>
              <text:p text:style-name="P22">deck of many games</text:p>
              <text:list>
                <text:list-item>
                  <text:p text:style-name="P11"><text:span text:style-name="T7">This afforded me time to work on something new. A</text:span><text:span text:style-name="T8">mong other things, I</text:span><text:span text:style-name="T7"> dove headfirst into the world of game development. After a couple months, I began a project where I built a game every week. I </text:span><text:span text:style-name="T12">did this for 13 weeks</text:span><text:span text:style-name="T7"> before </text:span><text:span text:style-name="T12">I stopped</text:span><text:span text:style-name="T7"> to work on a larger project.</text:span></text:p>
                </text:list-item>
                <text:list-item>
                  <text:p text:style-name="P22">learning scoping</text:p>
                  <text:list>
                    <text:list-item>
                      <text:p text:style-name="P25">Planning, building, developing, and releasing an entire game in one week is difficult, and quickly taught me the importance of scoping. In my experience, there has always been something else I’d like to add to the game, but releasing the game has always been the higher priority.</text:p>
                    </text:list-item>
                  </text:list>
                </text:list-item>
              </text:list>
            </text:list-item>
            <text:list-item>
              <text:p text:style-name="P22">love funnel/longest night</text:p>
              <text:list>
                <text:list-item>
                  <text:p text:style-name="P12"><text:span text:style-name="T7">Th</text:span><text:span text:style-name="T19">is </text:span><text:span text:style-name="T20">game </text:span><text:span text:style-name="T19">was not the first big project I worked on</text:span><text:span text:style-name="T7">. In fact, I started and stopped work on two </text:span><text:span text:style-name="T18">other</text:span><text:span text:style-name="T7"> major projects before this one finally stuck. </text:span><text:span text:style-name="T18">T</text:span><text:span text:style-name="T21">his game </text:span><text:span text:style-name="T18">came about </text:span><text:span text:style-name="T20">purely</text:span><text:span text:style-name="T21"> on the idea that I wanted to </text:span><text:span text:style-name="T18">make something set</text:span><text:span text:style-name="T21"> in a corn maze. That was it. Everything else </text:span><text:span text:style-name="T18">would </text:span><text:span text:style-name="T21">f</text:span><text:span text:style-name="T18">a</text:span><text:span text:style-name="T21">ll into place later.</text:span></text:p>
                </text:list-item>
                <text:list-item>
                  <text:p text:style-name="P22">getting hung up on a big project</text:p>
                  <text:list>
                    <text:list-item>
                      <text:p text:style-name="P26">Beginning work on longer term projects was an exciting shift for me, but I would always reach a sticking point after a while and get discouraged. Maybe my dialogue system wasn’t inventive enough, or maybe I couldn’t get the wind sail physics just right, but whatever it was, I lost heart and ended up moving on to something else.</text:p>
                    </text:list-item>
                  </text:list>
                </text:list-item>
              </text:list>
            </text:list-item>
            <text:list-item>
              <text:p text:style-name="P22">jam games and 24h games</text:p>
              <text:list>
                <text:list-item>
                  <text:p text:style-name="P22">accessibility</text:p>
                  <text:list>
                    <text:list-item>
                      <text:p text:style-name="P13"><text:span text:style-name="T17">I really enjoy making games </text:span><text:span text:style-name="T18">under a time crunch</text:span><text:span text:style-name="T17">, but </text:span><text:span text:style-name="T18">this method causes me to make sacrifices.</text:span><text:span text:style-name="T17"> </text:span><text:span text:style-name="T18">M</text:span><text:span text:style-name="T17">ore often than I’d like to admit, the sacrifice is accessibility. </text:span><text:span text:style-name="T18">Not only are many of these games unplayable for those with disabilities, but I’ve unintentionally leaned on heteronormativity or other stereotypes to communicate information, which is just bad design.</text:span></text:p>
                    </text:list-item>
                  </text:list>
                </text:list-item>
              </text:list>
            </text:list-item>
            <text:list-item>
              <text:p text:style-name="P22">html builds of games for the website</text:p>
              <text:list>
                <text:list-item>
                  <text:p text:style-name="P22">monetization philosophy and str<text:span text:style-name="T40">a</text:span>tegy</text:p>
                </text:list-item>
              </text:list>
            </text:list-item>
            <text:list-item>
              <text:p text:style-name="P22">the scrow game</text:p>
            </text:list-item>
          </text:list>
        </text:list-item>
        <text:list-item>
          <text:p text:style-name="P14"><text:span text:style-name="T10">O</text:span><text:span text:style-name="T11">T</text:span><text:span text:style-name="T10">ttLSSS</text:span></text:p>
          <text:list>
            <text:list-item>
              <text:p text:style-name="P22">before</text:p>
              <text:list>
                <text:list-item>
                  <text:p text:style-name="P27"><text:span text:style-name="T38">I </text:span>had a really hard time naming this game. Names for my other games came to me pretty quickly, but this one took months. <text:span text:style-name="T39">I don’t know if there’s anything to that, it’s just kinda weird.</text:span></text:p>
                </text:list-item>
                <text:list-item>
                  <text:p text:style-name="P22">nonviolent premise with focus on atmosphere similar to the manhole</text:p>
                  <text:list>
                    <text:list-item>
                      <text:p text:style-name="P24"><text:span text:style-name="T30">My memory of playing The Manhole as a child is one of complete physical and emotional safety, </text:span><text:span text:style-name="T27">despite</text:span><text:span text:style-name="T30"> feeling unnerved or even scared while playing. This feeling is what I wanted to capture with this game. </text:span><text:span text:style-name="T40">I wanted people to broaden their perspective on where they can find comfort and peace.</text:span></text:p>
                    </text:list-item>
                  </text:list>
                </text:list-item>
                <text:list-item>
                  <text:p text:style-name="P22"><text:soft-page-break/>commercial game released for $$$</text:p>
                  <text:list>
                    <text:list-item>
                      <text:p text:style-name="P15"><text:span text:style-name="T22">My original thought when making this game was that this would be my first commercial game, that this would be the one that would launch my career as an indie game developer. This is probably the first idea I abandoned. People should be paid for their work, </text:span><text:span text:style-name="T23">of course, </text:span><text:span text:style-name="T22">but </text:span><text:span text:style-name="T23">in the past </text:span><text:span text:style-name="T22">I’</text:span><text:span text:style-name="T23">ve been so deeply involved in the process of sacrificing creativity for cash that it’s made me more than a little gunshy.</text:span></text:p>
                    </text:list-item>
                  </text:list>
                </text:list-item>
                <text:list-item>
                  <text:p text:style-name="P22">larger scope – animated rant cutscenes, etc.</text:p>
                  <text:list>
                    <text:list-item>
                      <text:p text:style-name="P28">I was going to make these scarecrows out of real fabric and straw, to make them look lifelike. As you talked to them, I wanted to animate short scenes that would provide a little eye candy as they launched into their diatribes. <text:span text:style-name="T45">I never got to make a single one, but maybe this idea will show up again somewhere.</text:span></text:p>
                    </text:list-item>
                  </text:list>
                </text:list-item>
              </text:list>
            </text:list-item>
            <text:list-item>
              <text:p text:style-name="P22">waning motivation and interest</text:p>
              <text:list>
                <text:list-item>
                  <text:p text:style-name="P29">As I took shortcuts to make sure this game was finished on time, I accidentally lost the spark that had inspired me to make it in the first place. Without that, I realized that the world I had built was hollow and empty, and that nothing short of recovering that spark could breathe life back into it. But even so, that did not mean that it did not have value.</text:p>
                </text:list-item>
                <text:list-item>
                  <text:p text:style-name="P22">shortcuts in the script moved away from initial atmosphere target</text:p>
                  <text:list>
                    <text:list-item>
                      <text:p text:style-name="P16"><text:span text:style-name="T41">While</text:span><text:span text:style-name="T40"> I was writing the script, </text:span><text:span text:style-name="T41">I tried to balance the other-ness of the characters with non-threatening or comforting dialogue</text:span><text:span text:style-name="T40">. </text:span><text:span text:style-name="T27">Unfortunately, </text:span><text:span text:style-name="T30">I ended up </text:span><text:span text:style-name="T41">missing the mark completely, and i</text:span><text:span text:style-name="T30">n the end, </text:span><text:span text:style-name="T40">the script</text:span><text:span text:style-name="T30"> ended up</text:span><text:span text:style-name="T27"> a</text:span><text:span text:style-name="T30"> twisted </text:span><text:span text:style-name="T40">mess</text:span><text:span text:style-name="T30"> of my </text:span><text:span text:style-name="T40">own </text:span><text:span text:style-name="T30">fears and frustrations. This is not a failure, necessarily, but it is not </text:span><text:span text:style-name="T41">what I was aiming for</text:span><text:span text:style-name="T30">.</text:span></text:p>
                    </text:list-item>
                  </text:list>
                </text:list-item>
                <text:list-item>
                  <text:p text:style-name="P22">arbitrary release date not matching up with scope</text:p>
                  <text:list>
                    <text:list-item>
                      <text:p text:style-name="P30">Most of these scarecrows will ask you a yes or no question. One of those answers will usually result in a long rant, which I wanted to pair with a cinematic, almost cutscene-like sequence. I never got around to making even a single one, unfortunately. I really like the idea though, so perhaps it’ll show up in something else later on.</text:p>
                    </text:list-item>
                  </text:list>
                </text:list-item>
                <text:list-item>
                  <text:p text:style-name="P31">moved too slowly through the quicksand of uninteresting work</text:p>
                  <text:list>
                    <text:list-item>
                      <text:p text:style-name="P34">I was initially buoyed by near-daily breakthroughs that were flashy and exciting. Building the maze, getting the movement to work, the dialogue system...this was all very fun and exciting. After that, I dragged my feet on the less sexy work, grinding progress to a halt and losing almost a month in the process.</text:p>
                    </text:list-item>
                  </text:list>
                </text:list-item>
                <text:list-item>
                  <text:p text:style-name="P35">shifting perspectives on labor, capitalism, and monetization</text:p>
                  <text:list>
                    <text:list-item>
                      <text:p text:style-name="P32"><text:span text:style-name="T34">I’ve struggled a lot with whether I should charge for my games, and if I should, how much. </text:span><text:span text:style-name="T35">When I first started, I wanted to make a hit commercial game that would sell </text:span><text:span text:style-name="T44">a bunch of copies for a bunch of money</text:span><text:span text:style-name="T35">. Then I decided </text:span><text:span text:style-name="T44">that I didn’t want to</text:span><text:span text:style-name="T35"> charge for any of my games, and </text:span><text:span text:style-name="T44">instead </text:span><text:span text:style-name="T35">live </text:span><text:span text:style-name="T44">solely</text:span><text:span text:style-name="T35"> off of tips and donati</text:span><text:span text:style-name="T36">ons</text:span><text:span text:style-name="T35">. Then I thought I’d host all my games for free on my website, </text:span><text:span text:style-name="T36">and only charge</text:span><text:span text:style-name="T35"> for the offline versions. </text:span><text:span text:style-name="T37">A</text:span><text:span text:style-name="T36">nd now...a</text:span><text:span text:style-name="T37">fter all this, I’m really not sure where I’ve ended up.</text:span></text:p>
                    </text:list-item>
                  </text:list>
                </text:list-item>
              </text:list>
            </text:list-item>
            <text:list-item>
              <text:p text:style-name="P22">after</text:p>
              <text:list>
                <text:list-item>
                  <text:p text:style-name="P31">retrospective on lessons learned and 1-year time capsule</text:p>
                  <text:list>
                    <text:list-item>
                      <text:p text:style-name="P17"><text:span text:style-name="T5">Is this a game? </text:span><text:span text:style-name="T15">Are you playing a game right now? This idea has been bugging me. </text:span><text:span text:style-name="T5">If </text:span><text:span text:style-name="T15">it is a game</text:span><text:span text:style-name="T5">, why? And if not, what elements would </text:span><text:span text:style-name="T15">I </text:span><text:span text:style-name="T5">need to add to make it a game? </text:span><text:span text:style-name="T15">I just have this gut feeling that if I can peer past all the bullshit game design theory, I can ascend to this higher plane of creation. Or maybe the problem is that I haven’t read enough bullshit game design theory.</text:span></text:p>
                    </text:list-item>
                    <text:list-item>
                      <text:p text:style-name="P18">I<text:span text:style-name="T43">n general, I’m pleased with how this game turned out. I know that c</text:span>reation is not a straight line from A to B, <text:span text:style-name="T43">but</text:span><text:span text:style-name="T42"> I think I was a little too soft with my initial vision, and </text:span><text:soft-page-break/><text:span text:style-name="T42">the game I really wanted to make got away from me. </text:span><text:span text:style-name="T43">The lesson here, I think, is to be flexible, but draw clear boundaries around your core ideas.</text:span></text:p>
                    </text:list-item>
                    <text:list-item>
                      <text:p text:style-name="P20"><text:span text:style-name="T46">One great aspect of making so many small games is the ability to cannibalize my older projects. For example, rhe code that handles talking to scarecrows is adapted from Bread, Milk, Eggs, and their subtitles are built the same way as the messages in Upwards. It’s really satisfying to use these old parts to build something new.</text:span></text:p>
                    </text:list-item>
                  </text:list>
                </text:list-item>
                <text:list-item>
                  <text:p text:style-name="P31">free game, like the all the others</text:p>
                  <text:list>
                    <text:list-item>
                      <text:p text:style-name="P33"/>
                    </text:list-item>
                  </text:list>
                </text:list-item>
                <text:list-item>
                  <text:p text:style-name="P31">smaller scope – leave game half-finished, as a warning and exhibit</text:p>
                  <text:list>
                    <text:list-item>
                      <text:p text:style-name="P19"><text:span text:style-name="T6">I </text:span><text:span text:style-name="T9">have mixed feelings about the way I handled accessibility in this game. On the one hand, I think I did a good job designing settings </text:span><text:span text:style-name="T16">and features with this in mind from the start</text:span><text:span text:style-name="T9">. On the other hand, leaving the game half-finished also means that the accessibility options are not complete or not fully tested. If a half-baked accessibility system makes the game unplayable </text:span><text:span text:style-name="T16">for someone</text:span><text:span text:style-name="T9">, then </text:span><text:span text:style-name="T16">the game</text:span><text:span text:style-name="T9"> is not even half-finished, </text:span><text:span text:style-name="T16">and may as well not exist</text:span><text:span text:style-name="T9">.</text:span></text:p>
                    </text:list-item>
                  </text:list>
                </text:list-item>
              </text:list>
            </text:list-item>
          </text:list>
        </text:list-item>
        <text:list-item>
          <text:p text:style-name="P35">Other stuff</text:p>
          <text:list>
            <text:list-item>
              <text:p text:style-name="P35">Twitter</text:p>
              <text:list>
                <text:list-item>
                  <text:p text:style-name="P35"><text:span text:style-name="T28">During my first big rush into game development, I started becoming more active on Twitter, following industry developers, games journalists, </text:span><text:span text:style-name="T29">independent</text:span><text:span text:style-name="T28"> game makers, and just anybody who was posting cool art. As silly as it sounds, Twitter was absolutely instrumental in helping me decide what kind of games I wanted to make.</text:span></text:p>
                </text:list-item>
                <text:list-item>
                  <text:p text:style-name="P35"><text:span text:style-name="T31">I am grateful to Twitter for exposing me to some of the most brilliant creators of today, especially in the games space. </text:span><text:span text:style-name="T32">Great art pulls inspiration from a number of different sources and synthesizes them. I feel like I’ve done the same thing for game design takes on Twitter to arrive at where I am now, wherever that is.</text:span></text:p>
                </text:list-item>
                <text:list-item>
                  <text:p text:style-name="P36"><text:span text:style-name="T33">As I engaged more with the world of game development, I thought that perhaps it was something I’d like to do as a career. The more I learned about it, however, the more I realized that the games industry was neither a welcoming place nor one where I’d like to work. Thankfully, this led me to explore </text:span><text:span text:style-name="T34">the</text:span><text:span text:style-name="T33"> alternatives.</text:span></text:p>
                </text:list-item>
              </text:list>
            </text:list-item>
          </text:list>
        </text:list-item>
      </text:list>
      <text:p text:style-name="P5"/>
      <text:p text:style-name="P2">Title Screen</text:p>
      <text:p text:style-name="P7">Hi there. My name is Jeff, and welcome to One Ticket to the Lonely Soul Scarecrow Show. The game is intended to be played side-by-side with my commentary, but if you would prefer to turn it off, you can do so from the settings screen, which will pop up when you start the game.</text:p>
      <text:p text:style-name="P7"/>
      <text:p text:style-name="P2">On <text:span text:style-name="T24">Game Begin</text:span></text:p>
      <text:p text:style-name="P10"><text:span text:style-name="T1">T</text:span><text:span text:style-name="T2">his game was intended to be somewhat similar to Cyan’s </text:span><text:span text:style-name="T4">game </text:span><text:span text:style-name="T2">The Manhole, a space filled with </text:span><text:span text:style-name="T4">unfamiliar, but not unfriendly, </text:span><text:span text:style-name="T3">characters. Now, it’s more of a r</text:span><text:span text:style-name="T14">etrospective </text:span><text:span text:style-name="T13">time capsule to mark</text:span><text:span text:style-name="T3"> my first year as a game developer.</text:span></text:p>
      <text:p text:style-name="P8"/>
      <text:p text:style-name="P3">On Maze Start</text:p>
      <text:p text:style-name="P6">Okay, let’s roll. You can navigate the maze freely, and I’ll pop in from time to time. Again, if you decide that you’ve heard enough, you can turn my volume down in the settings menu.</text:p>
      <text:p text:style-name="P6"/>
      <text:p text:style-name="P3">Maze End</text:p>
      <text:p text:style-name="P6">Nice job, you made it out of the maze! I guess this is where our journey ends for now, but feel free to stop by again. That ticket stays good forev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23:21:07.898216197</meta:creation-date>
    <dc:date>2021-08-23T12:38:23.014009052</dc:date>
    <meta:editing-duration>PT2H46M47S</meta:editing-duration>
    <meta:editing-cycles>33</meta:editing-cycles>
    <meta:generator>LibreOffice/6.4.7.2$Linux_X86_64 LibreOffice_project/40$Build-2</meta:generator>
    <meta:document-statistic meta:table-count="0" meta:image-count="0" meta:object-count="0" meta:page-count="3" meta:paragraph-count="60" meta:word-count="1712" meta:character-count="9208" meta:non-whitespace-character-count="7603"/>
  </office:meta>
</office:document-meta>
</file>